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.5pt" style:font-size-asian="10.5pt" style:font-size-complex="10.5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Georgia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House of Bread</text:p>
      <text:p text:style-name="P2"/>
      <text:p text:style-name="P1"><text:span text:style-name="T1">Read:</text:span> Jonah 1:1-3</text:p>
      <text:p text:style-name="P1"><text:s/></text:p>
      <text:p text:style-name="P1"><text:span text:style-name="T1">Text:</text:span> Luke 2:4 "And Joseph also went up from Galilee, out of the city of Nazareth, into Judea, unto the city of David, which is called Bethlehem; (because he was of the house and lineage of David:)"</text:p>
      <text:p text:style-name="P1"/>
      <text:p text:style-name="P1"><text:span text:style-name="T1">Introduction:</text:span> I want to talk about Christmas. <text:s/>I thought that I’d start with Joseph and Mary’s trip to Bethlehem. <text:s/>Nothing was easy for them. <text:s/>From the angel’s appearing to Mary, first, and then Joseph; there was a mine field of issues and questions. <text:s/>Although both Mary and Joseph were reassured by the message of the angel and, even though, they were a part of the most glorious event to ever occur on planet earth; this was not an easy time. <text:s/>Mary was pregnant but had to hide it as long as she could. <text:s/>How could she or Joseph explain it and have anyone else believe them? <text:s/>This greatest event of all time was unbelievable even to themselves. <text:s/>Of course, one of the first questions on everyone’s tongue (if they even believed their story) was: <text:s/>“Why you?” and they couldn't even answer that one. <text:s/>Now they are told that they have to go to Bethlehem for a census (which is just a cover-up for the Romans to tax them once again). <text:s/>No exemptions, not even for a pregnant woman. <text:s/>Mary is due to deliver and she must ride, bouncing on a donkey (for 65 miles) from Galilee to Bethlehem.</text:p>
      <text:p text:style-name="P1"/>
      <text:p text:style-name="P1"><text:span text:style-name="T1">I. Galilee = The Heathen Circle.</text:span> I looked the names of these cities up in my Strong's Greek Dictionary. <text:s/>Galilee is a city in Palestine that literally means: “the heathen circle.” <text:s/>Perhaps that is why the prophet Micah said that Christ would <text:span text:style-name="T2">not</text:span> be born there but rather in the Judean city of Bethlehem. <text:s/>Although God calls us to evangelize in the heathen circles in our world; they are dangerous places to reside. <text:s text:c="2"/>Do you know someone who lives in a heathen circle? <text:s/>Their life revolves around one sinful thing after another and it's a cycle that they can't seem to get off of. <text:s/>When some one is bound by sin they really can't quit without divine intervention. <text:s/>You know it from watching others trying to get off of the merry-go-round of sin and wondering why they can't seem to stop. <text:s/>Perhaps you know it from the merry-go-round of sin that keeps popping up in your own life.</text:p>
      <text:p text:style-name="P1"/>
      <text:p text:style-name="P1"><text:span text:style-name="T1">II. Judea = Celebrated. </text:span><text:s/>The land of Judea is named for the tribe of Judah. <text:s/>Judah actually means: “Celebrated.” <text:s/>It is appropriate that Christ <text:s/>is born here for the world will finally have a reason to celebrate. <text:s/>We live in a party world. <text:s/>The society of today abuses drugs and people in their excessive urge to party. <text:s/>It is unwise people that will settle for a party instead of a real celebration. <text:s/>You see: a celebration is directly tied to a specific event while a party is usually an attempt to create happy feelings with or without an actual event to celebrate. <text:s/>We celebrate births, grad-uations, retirement, promotions, and other accomplishments. <text:s/>We party because it’s Friday. </text:p>
      <text:p text:style-name="P1"/>
      <text:p text:style-name="P1"><text:span text:style-name="T1">III. Bethlehem = House of Bread.</text:span> <text:s/>Joseph and Mary traveled to the city of Bethlehem, which literally means: “the House of Bread.” <text:s/>Isn’t it significant that the Bread of Life is born in the House of Bread? </text:p>
      <text:p text:style-name="P1"><text:s text:c="2"/>When I used to ride my bicycle to work I rode past an Italian bakery called: Caporelis. <text:s/>Do you know how pleasant that aroma was in the morning? <text:s/>Several miles later I rode past the Cumberland Sewer processing plant. <text:s/>Which smell do you think I preferred? <text:s/>Perhaps that is why God preferred that His Son be born in the House of Bread rather than The Heathen Circle.</text:p>
      <text:p text:style-name="P1"/>
      <text:p text:style-name="P1"><text:span text:style-name="T1">IV. Jonah’s Journey:</text:span> We read several verses from Jonah at the start and you probably wondered why. <text:s/>Well, it was so I could impress you with some more definitions. <text:s/>Jonah was awakened by God and told to go to Nineveh. <text:s/>The city of <text:span text:style-name="T2">Nineveh means: “Successful</text:span>.” <text:s/>Jonah was in <text:span text:style-name="T2">Joppa, </text:span><text:span text:style-name="T3">which means: “</text:span><text:span text:style-name="T2">Beautiful</text:span>.” <text:s/>God intended that he go from beautiful to successful but Jonah went and purchased a ticket to the town of <text:span text:style-name="T2">Tarshish </text:span><text:span text:style-name="T3">which means: “</text:span><text:span text:style-name="T2">a region of the stone</text:span>.” </text:p>
      <text:p text:style-name="P1"><text:s text:c="2"/>I don’t know how significant that you think these definitions are in connection with God’s purpose but I don’t think that any detail of God’s plans are just by chance. <text:s/>I believe that every little detail is important and contains significant messages for all to heed. </text:p>
      <text:p text:style-name="P1"/>
      <text:p text:style-name="P1"><text:span text:style-name="T1">Conclude:</text:span> We have talked about two events today. <text:s/>Mary and Joseph obeyed God and went from the heathen circle to the city of bread. <text:s/>Jonah ran from God and went from the beautiful city to a region of stone. <text:s/>It was only when God took over Jonah’s plans that he ended up successful.</text:p>
      <text:p text:style-name="P1"><text:s text:c="2"/>I hope that you can see that God’s plans for you are always better than you can imagine. <text:s/>He desires that you are successful in the city of bread. You and I will always end up in the heathen circle or a region of stone unless we follow God’s direction for u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4917in">
          <style:column-sep style:width="0.0008in" style:color="#000000" style:height="100%"/>
          <style:column style:rel-width="32767*" fo:start-indent="0in" fo:end-indent="0.2457in"/>
          <style:column style:rel-width="32768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eparing for Christ</dc:title>
    <meta:initial-creator>Joel Tice</meta:initial-creator>
    <meta:creation-date>2007-12-01T18:29:00</meta:creation-date>
    <dc:creator>j </dc:creator>
    <dc:date>2020-12-12T13:03:06.14</dc:date>
    <meta:editing-cycles>15</meta:editing-cycles>
    <meta:editing-duration>P5DT4H7M4S</meta:editing-duration>
    <meta:generator>OpenOffice/4.1.3$Win32 OpenOffice.org_project/413m1$Build-9783</meta:generator>
    <meta:document-statistic meta:table-count="0" meta:image-count="0" meta:object-count="0" meta:page-count="1" meta:paragraph-count="13" meta:word-count="852" meta:character-count="4728"/>
  </office:meta>
</office:document-meta>
</file>